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49ab5" officeooo:paragraph-rsid="00149ab5" style:font-name-complex="Amiri" style:language-complex="ar" style:country-complex="EG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49ab5" officeooo:paragraph-rsid="0014ed89" style:font-name-complex="Amiri" style:language-complex="ar" style:country-complex="EG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49ab5" officeooo:paragraph-rsid="00149ab5" style:font-name-complex="Amiri" style:language-complex="ar" style:country-complex="EG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١ <text:s text:c="4"/>١ <text:s text:c="4"/>١ <text:s text:c="4"/>١ <text:s text:c="3"/></text:p>
      <text:p text:style-name="P1"/>
      <text:p text:style-name="P2">٢ <text:s text:c="4"/>٢ <text:s text:c="4"/>٢ <text:s text:c="4"/>٢ <text:s/></text:p>
      <text:p text:style-name="P1"/>
      <text:p text:style-name="P2">٣ <text:s text:c="4"/>٣ <text:s text:c="4"/>٣ <text:s text:c="4"/>٣ <text:s text:c="4"/></text:p>
      <text:p text:style-name="P1"/>
      <text:p text:style-name="P2">٤ <text:s text:c="4"/>٤ <text:s text:c="4"/>٤ <text:s text:c="4"/>٤ <text:s text:c="6"/></text:p>
      <text:p text:style-name="P1"/>
      <text:p text:style-name="P2">٥ <text:s text:c="4"/>٥ <text:s text:c="4"/>٥ <text:s text:c="4"/>٥ <text:s text:c="3"/></text:p>
      <text:p text:style-name="P1"/>
      <text:p text:style-name="P2">٦ <text:s text:c="4"/>٦ <text:s text:c="4"/>٦ <text:s text:c="4"/>٦ <text:s/></text:p>
      <text:p text:style-name="P1"/>
      <text:p text:style-name="P2">٧ <text:s text:c="4"/>٧ <text:s text:c="4"/>٧ <text:s text:c="4"/>٧ <text:s text:c="4"/></text:p>
      <text:p text:style-name="P1"/>
      <text:p text:style-name="P2">٨ <text:s text:c="4"/>٨ <text:s text:c="4"/>٨ <text:s text:c="4"/>٨ <text:s text:c="5"/></text:p>
      <text:p text:style-name="P1"/>
      <text:p text:style-name="P2">٩ <text:s text:c="4"/>٩ <text:s text:c="4"/>٩ <text:s text:c="4"/>٩ <text:s text:c="5"/></text:p>
      <text:p text:style-name="P1"/>
      <text:p text:style-name="P1">٠ <text:s text:c="2"/>٠ <text:s text:c="2"/>٠ <text:s text:c="2"/>٠ <text:s text:c="2"/></text:p>
      <text:p text:style-name="P1"/>
      <text:p text:style-name="P1">( <text:s text:c="2"/>( <text:s text:c="2"/>( <text:s text:c="2"/>( <text:s text:c="2"/></text:p>
      <text:p text:style-name="P1"/>
      <text:p text:style-name="P1">) <text:s text:c="2"/>) <text:s text:c="2"/>) <text:s text:c="2"/>) )</text:p>
      <text:p text:style-name="P1"/>
      <text:p text:style-name="P1">] <text:s text:c="2"/>] <text:s text:c="2"/>] <text:s text:c="2"/>] <text:s text:c="2"/></text:p>
      <text:p text:style-name="P1"/>
      <text:p text:style-name="P1">[ <text:s text:c="2"/>[ <text:s text:c="2"/>[ <text:s text:c="2"/>[ <text:s/></text:p>
      <text:p text:style-name="P1"/>
      <text:p text:style-name="P1">؟ <text:s text:c="5"/>؟ <text:s text:c="4"/>؟ <text:s text:c="5"/>؟ <text:s text:c="9"/></text:p>
      <text:p text:style-name="P1"/>
      <text:p text:style-name="P1">! <text:s text:c="3"/>! <text:s text:c="3"/>! <text:s text:c="3"/>! ! <text:s text:c="3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08:01:17.658465525</meta:creation-date>
    <dc:date>2022-03-30T17:16:01.235815290</dc:date>
    <meta:editing-duration>PT34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66" meta:character-count="343" meta:non-whitespace-character-count="66"/>
  </office:meta>
</office:document-meta>
</file>